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2000002CC170E0ED20EA52E2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3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27.864cm" fo:min-width="10.847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gr5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27.864cm" fo:min-width="10.496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7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27.864cm" fo:min-width="10.596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44pt" fo:font-weight="bold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color="#000099"/>
    </style:style>
    <style:style style:name="P6" style:family="paragraph">
      <loext:graphic-properties draw:fill="none" draw:fill-color="#ffffff"/>
      <style:text-properties fo:color="#000099" fo:font-size="44pt" style:font-size-asian="44pt" style:font-size-complex="44pt"/>
    </style:style>
    <style:style style:name="P7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293cm" svg:height="23.26cm" svg:x="1.081cm" svg:y="5.745cm">
          <draw:image xlink:href="Pictures/10000000000006F2000002CC170E0ED20EA52E2F.png" xlink:type="simple" xlink:show="embed" xlink:actuate="onLoad">
            <text:p/>
          </draw:image>
        </draw:frame>
        <draw:frame draw:style-name="gr2" draw:text-style-name="P3" draw:layer="layout" svg:width="4.826cm" svg:height="2.258cm" svg:x="1.381cm" svg:y="3.159cm">
          <draw:text-box>
            <text:p text:style-name="P2"><text:span text:style-name="T1">Input</text:span></text:p>
          </draw:text-box>
        </draw:frame>
        <draw:custom-shape draw:style-name="gr3" draw:text-style-name="P4" draw:layer="layout" svg:width="11.427cm" svg:height="28.194cm" svg:x="6.591cm" svg:y="1.0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826cm" svg:height="2.413cm" svg:x="9.636cm" svg:y="1.226cm">
          <draw:text-box>
            <text:p text:style-name="P5"><text:span text:style-name="T1">GAN</text:span></text:p>
          </draw:text-box>
        </draw:frame>
        <draw:frame draw:style-name="gr4" draw:text-style-name="P7" draw:layer="layout" svg:width="10.414cm" svg:height="2.413cm" svg:x="7.096cm" svg:y="3.512cm">
          <draw:text-box>
            <text:p><text:span text:style-name="T1"><text:s text:c="3"/></text:span><text:span text:style-name="T1">L1 <text:s text:c="8"/>L2</text:span></text:p>
          </draw:text-box>
        </draw:frame>
        <draw:custom-shape draw:style-name="gr5" draw:text-style-name="P4" draw:layer="layout" svg:width="11.076cm" svg:height="28.194cm" svg:x="17.991cm" svg:y="1.0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93cm" svg:height="3.723cm" svg:x="19.669cm" svg:y="1.226cm">
          <draw:text-box>
            <text:p text:style-name="P5"><text:span text:style-name="T1">LSGAN</text:span></text:p>
          </draw:text-box>
        </draw:frame>
        <draw:custom-shape draw:style-name="gr7" draw:text-style-name="P4" draw:layer="layout" svg:width="11.176cm" svg:height="28.194cm" svg:x="29.194cm" svg:y="1.0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898cm" svg:height="2.413cm" svg:x="31.664cm" svg:y="1.226cm">
          <draw:text-box>
            <text:p text:style-name="P5"><text:span text:style-name="T1">EBGAN</text:span></text:p>
          </draw:text-box>
        </draw:frame>
        <draw:custom-shape draw:style-name="gr3" draw:text-style-name="P4" draw:layer="layout" svg:width="11.427cm" svg:height="28.194cm" svg:x="40.291cm" svg:y="1.0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379cm" svg:height="2.413cm" svg:x="42.783cm" svg:y="1.226cm">
          <draw:text-box>
            <text:p text:style-name="P5"><text:span text:style-name="T1">WGAN</text:span></text:p>
          </draw:text-box>
        </draw:frame>
        <draw:frame draw:style-name="gr4" draw:text-style-name="P7" draw:layer="layout" svg:width="10.414cm" svg:height="2.413cm" svg:x="18.453cm" svg:y="3.548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4" draw:text-style-name="P7" draw:layer="layout" svg:width="10.414cm" svg:height="2.413cm" svg:x="29.71cm" svg:y="3.584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4" draw:text-style-name="P7" draw:layer="layout" svg:width="10.414cm" svg:height="2.413cm" svg:x="40.667cm" svg:y="3.72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4" draw:text-style-name="P3" draw:layer="layout" svg:width="4.826cm" svg:height="2.413cm" svg:x="52.181cm" svg:y="2.496cm">
          <draw:text-box>
            <text:p text:style-name="P2"><text:span text:style-name="T1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4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21:11:28.786611118</dc:date>
    <meta:editing-duration>PT4H43M6S</meta:editing-duration>
    <meta:editing-cycles>72</meta:editing-cycles>
    <meta:generator>LibreOffice/5.1.6.2$Linux_X86_64 LibreOffice_project/10m0$Build-2</meta:generator>
    <meta:document-statistic meta:object-count="15"/>
  </office:meta>
</office:document-meta>
</file>